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1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1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79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2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6-01-08" calcext:value-type="date">
            <text:p>08/01/2026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6-01-29" calcext:value-type="date">
            <text:p>29/01/2026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4]-[.F4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5]-[.F5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7" office:value-type="string" calcext:value-type="string">
            <text:p>Mens. 1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6]-[.F6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7" office:value-type="string" calcext:value-type="string">
            <text:p>Mens. 1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7]-[.F7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6-01-31" calcext:value-type="date">
            <text:p>31/01/2026</text:p>
          </table:table-cell>
          <table:table-cell table:style-name="ce7" office:value-type="string" calcext:value-type="string">
            <text:p>Mens. 01/2026 (A.C.)</text:p>
          </table:table-cell>
          <table:table-cell table:style-name="ce12" office:value-type="float" office:value="300" calcext:value-type="float">
            <text:p>30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8]-[.F8]" office:value-type="float" office:value="300" calcext:value-type="float">
            <text:p>30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8])" office:value-type="float" office:value="1460" calcext:value-type="float">
            <text:p>1.46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3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3">
          <table:table-cell table:number-columns-repeated="64"/>
        </table:table-row>
        <table:table-row table:style-name="ro4" table:number-rows-repeated="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 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</number:date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">
      <number:text>-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 DM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5:36:53.750250500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5:36:53.756682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4:44</meta:creation-date>
    <dc:date>2026-02-02T15:37:27.349487900</dc:date>
    <dc:language>pt-PT</dc:language>
    <meta:editing-cycles>430</meta:editing-cycles>
    <meta:editing-duration>PT13H22M13S</meta:editing-duration>
    <meta:print-date>2019-11-04T10:09:33.513893508</meta:print-date>
    <meta:document-statistic meta:table-count="1" meta:cell-count="54" meta:object-count="0"/>
    <meta:user-defined meta:name="Info 0"/>
    <meta:user-defined meta:name="Info 1"/>
    <meta:user-defined meta:name="Info 2"/>
    <meta:user-defined meta:name="Info 3"/>
  </office:meta>
</office:document-meta>
</file>